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itAggregator.createChildElement( QName name ,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litAggrega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terAggregation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createAggregation( String correl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buildAggregate( Object aggregation , NormalizedMessage message , MessageExchange exchange , boolean doTime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plitAggregator.setCountAttribute( String count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getCor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setIndex( Expression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setAggregateElementName( QName aggregate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getAggregate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setMessageElementName( QName message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getMessage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terAggregation.SplitterAggregation( String correl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terAggregation.setCorrelationId( String correl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getCorrelationID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terAggregation.setMessages( NormalizedMessage [ ] 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getTimeout( Object aggreg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litAggregator.addMessage( Object aggregation , NormalizedMessage message , MessageExchange exchan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plitAggregator.setIndexAttribute( String index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getCoun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terAggregation.getCorrel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getIndex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setCorrId( Expression cor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Aggregator.setCount( Expression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